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3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ll of materials for SimplePn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idge-carriage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gt2-idler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17-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vacuum-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100mm 2020 extru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5x8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x6 bol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6 flat head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12 bol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 T-slot n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 10mm brass stand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axisbelt-cl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belt-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camera-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-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 motor 8HY0001-7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ma17 motor 17HS40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 chain 10x10 or 10x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le bracket for 2020 extr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gt2 driven pulley 16t 5mm b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idler pulley 3mm ID bea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6mm belt 3 or 5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stepper driver TMC2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4988 works too</text:p>
          </table:table-cell>
        </table:table-row>
        <table:table-row table:style-name="ro1">
          <table:table-cell office:value-type="string" calcext:value-type="string">
            <text:p>grbl contro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epper motor cab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’s preference</text:p>
          </table:table-cell>
        </table:table-row>
        <table:table-row table:style-name="ro1">
          <table:table-cell office:value-type="string" calcext:value-type="string">
            <text:p>air tubing 4x2.5 OdxID 5 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 in half</text:p>
          </table:table-cell>
        </table:table-row>
        <table:table-row table:style-name="ro1">
          <table:table-cell office:value-type="string" calcext:value-type="string">
            <text:p>mgn9 350mm 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100mm 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carri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camera module OV9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and 2.8mm focal length</text:p>
          </table:table-cell>
        </table:table-row>
        <table:table-row table:style-name="ro1">
          <table:table-cell office:value-type="string" calcext:value-type="string">
            <text:p>power supply 12V 80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cuum pump -40 kPa 10 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use two instead of valves for dual heads</text:p>
          </table:table-cell>
        </table:table-row>
        <table:table-row table:style-name="ro1">
          <table:table-cell office:value-type="string" calcext:value-type="string">
            <text:p>M6 rotary fitting for 4mm OD tub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reduction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ends on pump inlet</text:p>
          </table:table-cell>
        </table:table-row>
        <table:table-row table:style-name="ro1">
          <table:table-cell office:value-type="string" calcext:value-type="string">
            <text:p>brass nozzle coupler 5x15mm IDx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 threads on one side for rotary fitting</text:p>
          </table:table-cell>
        </table:table-row>
        <table:table-row table:style-name="ro1">
          <table:table-cell office:value-type="string" calcext:value-type="string">
            <text:p>nozzle 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ztechnik.ca</text:p>
          </table:table-cell>
        </table:table-row>
        <table:table-row table:style-name="ro1">
          <table:table-cell office:value-type="string" calcext:value-type="string">
            <text:p>ground pin 3x15mm ODxLen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ler pulley ax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15:07.658000000</meta:creation-date>
    <dc:date>2019-12-17T19:01:11.567000000</dc:date>
    <meta:editing-duration>PT3H44M14S</meta:editing-duration>
    <meta:editing-cycles>9</meta:editing-cycles>
    <meta:generator>LibreOffice/6.0.2.1$Windows_X86_64 LibreOffice_project/f7f06a8f319e4b62f9bc5095aa112a65d2f3ac89</meta:generator>
    <meta:document-statistic meta:table-count="1" meta:cell-count="113" meta:object-count="0"/>
  </office:meta>
</office:document-meta>
</file>